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Text_20_body">
      <style:text-properties officeooo:rsid="002f22c2" officeooo:paragraph-rsid="002f22c2"/>
    </style:style>
    <style:style style:name="P5" style:family="paragraph" style:parent-style-name="Heading_20_3">
      <style:text-properties officeooo:paragraph-rsid="0027462a"/>
    </style:style>
    <style:style style:name="P6" style:family="paragraph" style:parent-style-name="Heading_20_3">
      <style:text-properties officeooo:rsid="0027116b" officeooo:paragraph-rsid="0027462a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paragraph-rsid="0027462a"/>
    </style:style>
    <style:style style:name="P8" style:family="paragraph" style:parent-style-name="Heading_20_3">
      <style:paragraph-properties fo:margin-top="0.6cm" fo:margin-bottom="0.199cm" loext:contextual-spacing="false"/>
      <style:text-properties officeooo:paragraph-rsid="0027462a"/>
    </style:style>
    <style:style style:name="P9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ngel Mine</text:h>
      <text:p text:style-name="Heading_20_2">(<text:span text:style-name="T2">Cowboy Junkies</text:span>)</text:p>
      <text:p text:style-name="P4">Capo 1</text:p>
      <text:p text:style-name="P6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5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3"><text:s text:c="4"/><text:span text:style-name="T3">C <text:s text:c="26"/></text:span><text:s text:c="3"/><text:span text:style-name="T3">G</text:span> </text:p>
      <text:p text:style-name="P3">And although he can't find them 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5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</text:p>
      <text:p text:style-name="P3">but I'll never betray your trust angel mine.</text:p>
      <text:p text:style-name="P8"><text:soft-page-break/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5"/><text:span text:style-name="T4">D</text:span> <text:s text:c="16"/></text:p>
      <text:p text:style-name="P1">that you exist and are mine</text:p>
      <text:p text:style-name="P3"><text:s text:c="6"/><text:span text:style-name="T3">G</text:span> <text:s text:c="24"/><text:span text:style-name="T3">E</text:span>m <text:s text:c="2"/></text:p>
      <text:p text:style-name="P3">And I know that your skin is 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7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5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7"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5"><text:soft-page-break/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5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2S</meta:editing-duration>
    <meta:editing-cycles>33</meta:editing-cycles>
    <meta:generator>LibreOffice/6.0.1.1$MacOSX_X86_64 LibreOffice_project/60bfb1526849283ce2491346ed2aa51c465abfe6</meta:generator>
    <dc:title>Lyrics + Chords</dc:title>
    <dc:date>2018-02-19T13:52:24.695823127</dc:date>
    <meta:print-date>2017-04-03T12:23:29.985893000</meta:print-date>
    <meta:document-statistic meta:table-count="0" meta:image-count="0" meta:object-count="0" meta:page-count="3" meta:paragraph-count="85" meta:word-count="363" meta:character-count="2446" meta:non-whitespace-character-count="127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